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77114A8522278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askaydiaCove Nerd Font Mono" svg:font-family="'CaskaydiaCove Nerd Font Mono'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modern" style:font-pitch="variable"/>
    <style:font-face style:name="jetbrains mono" svg:font-family="'jetbrains mono'" style:font-pitch="variable"/>
    <style:font-face style:name="jetbrains mono1" svg:font-family="'jetbrains mono'"/>
    <style:font-face style:name="jetbrains mono2" svg:font-family="'jetbrains mono'" style:font-family-generic="modern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f7f7f7" draw:textarea-horizontal-align="justify" draw:textarea-vertical-align="middle" draw:auto-grow-height="false" fo:min-height="14.28cm" fo:min-width="26.494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892cm" fo:min-width="11.667cm"/>
      <style:paragraph-properties style:writing-mode="lr-tb"/>
    </style:style>
    <style:style style:name="gr3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3.88cm"/>
      <style:paragraph-properties style:writing-mode="lr-tb"/>
    </style:style>
    <style:style style:name="gr4" style:family="graphic" style:parent-style-name="standard">
      <style:graphic-properties svg:stroke-color="#999999" draw:fill-color="#ffffff" draw:textarea-horizontal-align="justify" draw:textarea-vertical-align="middle" draw:auto-grow-height="false" fo:min-height="2.663cm" fo:min-width="13.88cm"/>
      <style:paragraph-properties style:writing-mode="lr-tb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0.854cm"/>
      <style:paragraph-properties style:writing-mode="lr-tb"/>
    </style:style>
    <style:style style:name="gr6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0.868cm"/>
      <style:paragraph-properties style:writing-mode="lr-tb"/>
    </style:style>
    <style:style style:name="gr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105cm" fo:min-width="10.868cm"/>
      <style:paragraph-properties style:writing-mode="lr-tb"/>
    </style:style>
    <style:style style:name="gr8" style:family="graphic" style:parent-style-name="standard">
      <style:graphic-properties svg:stroke-color="#b2b2b2" draw:fill-color="#f7f7f7" draw:textarea-horizontal-align="justify" draw:textarea-vertical-align="middle" draw:auto-grow-height="false" fo:min-height="3.87cm" fo:min-width="10.754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892cm" fo:min-width="10.436cm"/>
      <style:paragraph-properties style:writing-mode="lr-tb"/>
    </style:style>
    <style:style style:name="gr10" style:family="graphic" style:parent-style-name="ClassName">
      <style:graphic-properties fo:min-height="0cm" fo:min-width="0cm"/>
      <style:paragraph-properties style:writing-mode="lr-tb"/>
    </style:style>
    <style:style style:name="gr11" style:family="graphic" style:parent-style-name="ClassKeyword">
      <style:graphic-properties fo:min-height="0cm" fo:min-width="0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b2b2b2" draw:fill-color="#f7f7f7" draw:textarea-horizontal-align="justify" draw:textarea-vertical-align="middle" draw:auto-grow-height="false" fo:min-height="3.87cm" fo:min-width="10.788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892cm" fo:min-width="10.512cm"/>
      <style:paragraph-properties style:writing-mode="lr-tb"/>
    </style:style>
    <style:style style:name="gr15" style:family="graphic" style:parent-style-name="standard">
      <style:graphic-properties svg:stroke-color="#b2b2b2" draw:fill-color="#f7f7f7" draw:textarea-horizontal-align="justify" draw:textarea-vertical-align="middle" draw:auto-grow-height="false" fo:min-height="3.87cm" fo:min-width="11.136cm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892cm" fo:min-width="10.841cm"/>
      <style:paragraph-properties style:writing-mode="lr-tb"/>
    </style:style>
    <style:style style:name="gr17" style:family="graphic" style:parent-style-name="standard">
      <style:graphic-properties svg:stroke-color="#b2b2b2" draw:fill-color="#f7f7f7" draw:textarea-horizontal-align="justify" draw:textarea-vertical-align="middle" draw:auto-grow-height="false" fo:min-height="36.753cm" fo:min-width="36.767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892cm" fo:min-width="7.761cm"/>
      <style:paragraph-properties style:writing-mode="lr-tb"/>
    </style:style>
    <style:style style:name="gr19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2.62cm"/>
      <style:paragraph-properties style:writing-mode="lr-tb"/>
    </style:style>
    <style:style style:name="gr2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105cm" fo:min-width="12.619cm"/>
      <style:paragraph-properties style:writing-mode="lr-tb"/>
    </style:style>
    <style:style style:name="gr21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3.964cm"/>
      <style:paragraph-properties style:writing-mode="lr-tb"/>
    </style:style>
    <style:style style:name="gr22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9.469cm"/>
      <style:paragraph-properties style:writing-mode="lr-tb"/>
    </style:style>
    <style:style style:name="gr23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3.507cm"/>
      <style:paragraph-properties style:writing-mode="lr-tb"/>
    </style:style>
    <style:style style:name="gr24" style:family="graphic" style:parent-style-name="ClassName" style:list-style-name="L1">
      <style:graphic-properties fo:min-height="0cm" fo:min-width="0cm"/>
      <style:paragraph-properties style:writing-mode="lr-tb"/>
    </style:style>
    <style:style style:name="gr25" style:family="graphic" style:parent-style-name="standard">
      <style:graphic-properties svg:stroke-color="#b2b2b2" draw:fill-color="#f7f7f7" draw:textarea-horizontal-align="justify" draw:textarea-vertical-align="middle" draw:auto-grow-height="false" fo:min-height="5.229cm" fo:min-width="12.664cm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892cm" fo:min-width="10.8cm"/>
      <style:paragraph-properties style:writing-mode="lr-tb"/>
    </style:style>
    <style:style style:name="gr27" style:family="graphic" style:parent-style-name="standard">
      <style:graphic-properties svg:stroke-color="#b2b2b2" draw:fill-color="#f7f7f7" draw:textarea-horizontal-align="justify" draw:textarea-vertical-align="middle" draw:auto-grow-height="false" fo:min-height="5.223cm" fo:min-width="12.66cm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1.892cm" fo:min-width="10.859cm"/>
      <style:paragraph-properties style:writing-mode="lr-tb"/>
    </style:style>
    <style:style style:name="gr29" style:family="graphic" style:parent-style-name="standard">
      <style:graphic-properties svg:stroke-color="#b2b2b2" draw:fill-color="#f7f7f7" draw:textarea-horizontal-align="justify" draw:textarea-vertical-align="middle" draw:auto-grow-height="false" fo:min-height="6.576cm" fo:min-width="16.585cm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1.892cm" fo:min-width="10.953cm"/>
      <style:paragraph-properties style:writing-mode="lr-tb"/>
    </style:style>
    <style:style style:name="gr31" style:family="graphic" style:parent-style-name="standard">
      <style:graphic-properties svg:stroke-color="#b2b2b2" draw:fill-color="#f7f7f7" draw:textarea-horizontal-align="justify" draw:textarea-vertical-align="middle" draw:auto-grow-height="false" fo:min-height="3.907cm" fo:min-width="12.664cm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892cm" fo:min-width="11.464cm"/>
      <style:paragraph-properties style:writing-mode="lr-tb"/>
    </style:style>
    <style:style style:name="gr33" style:family="graphic" style:parent-style-name="standard">
      <style:graphic-properties svg:stroke-color="#b2b2b2" draw:fill-color="#eeeeee" draw:textarea-horizontal-align="justify" draw:textarea-vertical-align="middle" draw:auto-grow-height="false" fo:min-height="3.907cm" fo:min-width="12.664cm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1.892cm" fo:min-width="11.674cm"/>
      <style:paragraph-properties style:writing-mode="lr-tb"/>
    </style:style>
    <style:style style:name="gr35" style:family="graphic" style:parent-style-name="ClassName">
      <style:graphic-properties draw:fill-color="#f7f7f7" fo:min-height="0cm" fo:min-width="0cm"/>
      <style:paragraph-properties style:writing-mode="lr-tb"/>
    </style:style>
    <style:style style:name="gr36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5.45cm"/>
      <style:paragraph-properties style:writing-mode="lr-tb"/>
    </style:style>
    <style:style style:name="gr37" style:family="graphic" style:parent-style-name="ClassName" style:list-style-name="L1">
      <style:graphic-properties fo:min-height="0cm" fo:min-width="0cm"/>
      <style:paragraph-properties style:writing-mode="lr-tb"/>
    </style:style>
    <style:style style:name="gr38" style:family="graphic" style:parent-style-name="standard">
      <style:graphic-properties svg:stroke-color="#999999" draw:fill-color="#ffffff" draw:textarea-horizontal-align="justify" draw:textarea-vertical-align="middle" draw:auto-grow-height="false" fo:min-height="1.105cm" fo:min-width="13.857cm"/>
      <style:paragraph-properties style:writing-mode="lr-tb"/>
    </style:style>
    <style:style style:name="gr39" style:family="graphic" style:parent-style-name="standard">
      <style:graphic-properties draw:stroke="dash" draw:stroke-dash="Dash_20__28_Rounded_29_" svg:stroke-width="0.028cm" svg:stroke-color="#808080" draw:marker-start-width="0.242cm" draw:marker-end="Стили_20_стрелок_20_3" draw:marker-end-width="0.242cm" svg:stroke-linecap="round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draw:stroke="dash" draw:stroke-dash="Dash_20__28_Rounded_29_" svg:stroke-width="0.028cm" svg:stroke-color="#808080" draw:marker-start-width="0.242cm" draw:marker-end="Стили_20_стрелок_20_6" draw:marker-end-width="0.242cm" svg:stroke-linecap="round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draw:stroke="dash" draw:stroke-dash="Dash_20__28_Rounded_29_" svg:stroke-width="0.028cm" svg:stroke-color="#808080" draw:marker-start-width="0.242cm" draw:marker-end="Стили_20_стрелок_20_7" draw:marker-end-width="0.242cm" svg:stroke-linecap="round" draw:textarea-vertical-align="middle" fo:padding-top="0.139cm" fo:padding-bottom="0.139cm" fo:padding-left="0.264cm" fo:padding-right="0.264cm"/>
    </style:style>
    <style:style style:name="gr42" style:family="graphic" style:parent-style-name="standard">
      <style:graphic-properties draw:stroke="dash" draw:stroke-dash="Dash_20__28_Rounded_29_" svg:stroke-width="0.053cm" svg:stroke-color="#808080" draw:marker-start-width="0.279cm" draw:marker-end="Стили_20_стрелок_20_7" draw:marker-end-width="0.279cm" svg:stroke-linecap="round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color="#b2b2b2" draw:fill-color="#eeeeee" draw:textarea-horizontal-align="justify" draw:textarea-vertical-align="middle" draw:auto-grow-height="false" fo:min-height="8.387cm" fo:min-width="11.072cm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1.892cm" fo:min-width="10.659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4.186cm" fo:min-width="46.637cm"/>
      <style:paragraph-properties style:writing-mode="lr-tb"/>
    </style:style>
    <style:style style:name="P1" style:family="paragraph">
      <loext:graphic-properties draw:fill-color="#f7f7f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end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b4c7dc"/>
      <style:paragraph-properties fo:text-align="end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start" style:text-autospace="none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paragraph-properties fo:text-align="start" style:text-autospace="none"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 style:text-autospace="none" style:writing-mode="lr-tb"/>
      <style:text-properties style:font-name="jetbrains mono1"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ffffff"/>
      <style:paragraph-properties fo:text-align="start" style:text-autospace="none" style:writing-mode="lr-tb"/>
      <style:text-properties style:font-name="jetbrains mono1" fo:language="zxx" fo:country="none" style:language-asian="zxx" style:country-asian="none" style:language-complex="zxx" style:country-complex="none"/>
    </style:style>
    <style:style style:name="P12" style:family="paragraph">
      <style:paragraph-properties style:writing-mode="lr-tb"/>
      <style:text-properties style:font-name="jetbrains mono1" fo:language="zxx" fo:country="none" style:language-asian="zxx" style:country-asian="none" style:language-complex="zxx" style:country-complex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jetbrains mono1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jetbrains mono1" fo:language="zxx" fo:country="none" style:language-asian="zxx" style:country-asian="none" style:language-complex="zxx" style:country-complex="none"/>
    </style:style>
    <style:style style:name="P15" style:family="paragraph">
      <style:paragraph-properties style:text-autospace="none" style:writing-mode="lr-tb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size="18pt" fo:language="zxx" fo:country="none" style:font-size-asian="18pt" style:language-asian="zxx" style:country-asian="none" style:font-size-complex="18pt" style:language-complex="zxx" style:country-complex="none" fo:hyphenate="false" loext:hyphenation-no-caps="false"/>
    </style:style>
    <style:style style:name="P17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-color="#f7f7f7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style:text-autospace="none" style:writing-mode="lr-tb"/>
      <style:text-properties style:font-name="jetbrains mono1" fo:font-size="18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style:font-name="CaskaydiaCove Nerd Font Mono" fo:font-size="44pt" style:font-size-asian="44pt" style:font-size-complex="44pt"/>
    </style:style>
    <style:style style:name="P22" style:family="paragraph">
      <loext:graphic-properties draw:fill="none"/>
      <style:paragraph-properties fo:text-align="center"/>
      <style:text-properties style:font-name="CaskaydiaCove Nerd Font Mono" fo:font-size="44pt" style:font-size-asian="44pt" style:font-size-complex="4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variant="normal" fo:text-transform="none" fo:color="#6b2fba" loext:opacity="100%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83838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55f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f54d6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b2fba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f54d6" loext:opacity="100%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83838" loext:opacity="100%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00073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49494" loext:opacity="100%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49494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3a1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3a1" loext:opacity="100%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6b2fba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55f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83838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f54d6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jetbrains mono1" fo:language="zxx" fo:country="none" style:language-asian="zxx" style:country-asian="none" style:language-complex="zxx" style:country-complex="none"/>
    </style:style>
    <style:style style:name="T20" style:family="text">
      <style:text-properties fo:font-variant="normal" fo:text-transform="none" fo:color="#300073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49494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02020" loext:opacity="100%" style:text-outline="false" style:text-line-through-style="none" style:text-line-through-type="none" style:font-name="JetBrains Mono1" fo:font-size="10.5pt" fo:language="zxx" fo:country="none" fo:font-style="normal" fo:text-shadow="none" style:text-underline-style="none" fo:font-weight="normal" style:letter-kerning="true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b2fba" loext:opacity="100%" style:text-outline="false" style:text-line-through-style="none" style:text-line-through-type="none" style:text-position="0% 100%" style:font-name="JetBrains Mono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8pt" style:language-asian="zxx" style:country-asian="none" style:font-style-asian="normal" style:font-weight-asian="normal" style:font-name-complex="JetBrains Mono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383838" loext:opacity="100%" style:text-outline="false" style:text-line-through-style="none" style:text-line-through-type="none" style:text-position="0% 100%" style:font-name="JetBrains Mono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8pt" style:language-asian="zxx" style:country-asian="none" style:font-style-asian="normal" style:font-weight-asian="normal" style:font-name-complex="JetBrains Mono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f54d6" loext:opacity="100%" style:text-outline="false" style:text-line-through-style="none" style:text-line-through-type="none" style:text-position="0% 100%" style:font-name="JetBrains Mono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8pt" style:language-asian="zxx" style:country-asian="none" style:font-style-asian="normal" style:font-weight-asian="normal" style:font-name-complex="JetBrains Mono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202020" loext:opacity="100%" style:text-outline="false" style:text-line-through-style="none" style:text-line-through-type="none" style:text-position="0% 100%" style:font-name="JetBrains Mono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8pt" style:language-asian="zxx" style:country-asian="none" style:font-style-asian="normal" style:font-weight-asian="normal" style:font-name-complex="JetBrains Mono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6b2fba" loext:opacity="100%" style:text-outline="false" style:text-line-through-style="none" style:text-line-through-type="none" style:text-position="0% 100%" style:font-name="JetBrains Mono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383838" loext:opacity="100%" style:text-outline="false" style:text-line-through-style="none" style:text-line-through-type="none" style:text-position="0% 100%" style:font-name="JetBrains Mono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.5pt" style:language-asian="zxx" style:country-asian="none" style:font-style-asian="normal" style:font-weight-asian="normal" style:font-name-complex="JetBrains Mono1" style:font-size-complex="10.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CaskaydiaCove Nerd Font Mon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994cm" svg:height="14.53cm" svg:x="2.406cm" svg:y="18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167cm" svg:height="2.142cm" svg:x="2.613cm" svg:y="18.622cm">
          <text:p text:style-name="P2"><text:span text:style-name="T1">CloudFabric.EventSourcing.EventStor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38cm" svg:height="1.355cm" svg:x="2.608cm" svg:y="22.708cm">
          <text:p text:style-name="P4"><text:span text:style-name="T2">Task</text:span><text:span text:style-name="T3">&lt;</text:span><text:span text:style-name="T2">E</text:span><text:span text:style-name="T2">ventStr</text:span><text:span text:style-name="T2">eam</text:span><text:span text:style-name="T3">&gt; </text:span><text:span text:style-name="T4">LoadStr</text:span><text:span text:style-name="T4">eamAsy</text:span><text:span text:style-name="T4">ncOrThr</text:span><text:span text:style-name="T4">owNotF</text:span><text:span text:style-name="T4">ound</text:span><text:span text:style-name="T3">(</text:span><text:span text:style-name="T5">st</text:span><text:span text:style-name="T5">ring </text:span><text:span text:style-name="T3">streamI</text:span><text:span text:style-name="T3">d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38cm" svg:height="2.913cm" svg:x="2.608cm" svg:y="24.045cm">
          <text:p text:style-name="P4"><text:span text:style-name="T2">Task</text:span><text:span text:style-name="T3">&lt;</text:span><text:span text:style-name="T5">bool</text:span><text:span text:style-name="T3">&gt; </text:span><text:span text:style-name="T4">AppendToStreamAsync</text:span><text:span text:style-name="T3">(</text:span></text:p>
          <text:p text:style-name="P4"><text:span text:style-name="T3"><text:s text:c="2"/></text:span><text:span text:style-name="T6">EventUserInfo </text:span><text:span text:style-name="T3">eventUserInfo, </text:span></text:p>
          <text:p text:style-name="P4"><text:span text:style-name="T3"><text:s text:c="2"/></text:span><text:span text:style-name="T5">string </text:span><text:span text:style-name="T3">streamId, </text:span></text:p>
          <text:p text:style-name="P4"><text:span text:style-name="T3"><text:s text:c="2"/></text:span><text:span text:style-name="T7">int</text:span><text:span text:style-name="T5"> </text:span><text:span text:style-name="T3">expectedVersion, </text:span></text:p>
          <text:p text:style-name="P4"><text:span text:style-name="T3"><text:s text:c="2"/></text:span><text:span text:style-name="T6">IEnumerable</text:span><text:span text:style-name="T3">&lt;</text:span><text:span text:style-name="T6">IEvent</text:span><text:span text:style-name="T3">&gt; </text:span><text:span text:style-name="T8">events</text:span></text:p>
          <text:p text:style-name="P4"><text:span text:style-name="T3">)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354cm" svg:height="1.355cm" svg:x="17.801cm" svg:y="22.708cm">
          <text:p text:style-name="P4"><text:span text:style-name="T9">DateTime </text:span><text:span text:style-name="T10">Timestamp</text:span><text:span text:style-name="T11"> </text:span><text:span text:style-name="T3">{ </text:span><text:span text:style-name="T4">get</text:span><text:span text:style-name="T3">; }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354cm" svg:height="1.355cm" svg:x="17.793cm" svg:y="25.609cm">
          <text:p text:style-name="P4"><text:span text:style-name="T7">public</text:span><text:span text:style-name="T5"> </text:span><text:span text:style-name="T9">DateTime </text:span><text:span text:style-name="T12">Timestamp </text:span><text:span text:style-name="T3">{ </text:span><text:span text:style-name="T4">get</text:span><text:span text:style-name="T3">; } = </text:span><text:span text:style-name="T9">DateTime</text:span><text:span text:style-name="T3">.</text:span><text:span text:style-name="T12">UtcNow</text:span><text:span text:style-name="T3">;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1.368cm" svg:height="1.355cm" svg:x="17.781cm" svg:y="28.656cm">
          <text:p text:style-name="P4"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5"> 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text:span text:style-name="T5"> </text:span><text:span text:style-name="T12">I</text:span><text:span text:style-name="T12">d</text:span><text:span text:style-name="T12"> </text:span><text:span text:style-name="T3">{</text:span><text:span text:style-name="T3"> </text:span><text:span text:style-name="T4">g</text:span><text:span text:style-name="T4">e</text:span><text:span text:style-name="T4">t</text:span><text:span text:style-name="T3">;</text:span><text:span text:style-name="T3"> </text:span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1.368cm" svg:height="1.355cm" svg:x="17.781cm" svg:y="30.013cm">
          <text:p text:style-name="P4"><text:span text:style-name="T7">public</text:span><text:span text:style-name="T5"> int </text:span><text:span text:style-name="T13">Version</text:span><text:span text:style-name="T12"> </text:span><text:span text:style-name="T3">{ </text:span><text:span text:style-name="T4">get</text:span><text:span text:style-name="T3">; }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368cm" svg:height="1.355cm" svg:x="17.781cm" svg:y="31.362cm">
          <text:p text:style-name="P6"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5"> </text:span><text:span text:style-name="T6">I</text:span><text:span text:style-name="T6">E</text:span><text:span text:style-name="T6">n</text:span><text:span text:style-name="T6">u</text:span><text:span text:style-name="T6">m</text:span><text:span text:style-name="T6">e</text:span><text:span text:style-name="T6">r</text:span><text:span text:style-name="T6">a</text:span><text:span text:style-name="T6">b</text:span><text:span text:style-name="T6">l</text:span><text:span text:style-name="T6">e</text:span><text:span text:style-name="T3">&lt;</text:span><text:span text:style-name="T6">I</text:span><text:span text:style-name="T6">E</text:span><text:span text:style-name="T6">v</text:span><text:span text:style-name="T6">e</text:span><text:span text:style-name="T6">n</text:span><text:span text:style-name="T6">t</text:span><text:span text:style-name="T3">&gt;</text:span><text:span text:style-name="T3"> </text:span><text:span text:style-name="T13">E</text:span><text:span text:style-name="T13">v</text:span><text:span text:style-name="T13">e</text:span><text:span text:style-name="T13">n</text:span><text:span text:style-name="T13">t</text:span><text:span text:style-name="T13">s</text:span><text:span text:style-name="T12"> </text:span><text:span text:style-name="T3">{</text:span><text:span text:style-name="T3"> </text:span><text:span text:style-name="T4">g</text:span><text:span text:style-name="T4">e</text:span><text:span text:style-name="T4">t</text:span><text:span text:style-name="T3">;</text:span><text:span text:style-name="T3"> </text:span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254cm" svg:height="4.12cm" svg:x="2.398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0.936cm" svg:height="2.142cm" svg:x="2.539cm" svg:y="8.84cm">
          <text:p text:style-name="P2"><text:span text:style-name="T1">C</text:span><text:span text:style-name="T1">l</text:span><text:span text:style-name="T1">o</text:span><text:span text:style-name="T1">u</text:span><text:span text:style-name="T1">d</text:span><text:span text:style-name="T1">F</text:span><text:span text:style-name="T1">a</text:span><text:span text:style-name="T1">b</text:span><text:span text:style-name="T1">r</text:span><text:span text:style-name="T1">i</text:span><text:span text:style-name="T1">c</text:span><text:span text:style-name="T1">.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t</text:span><text:span text:style-name="T1">o</text:span><text:span text:style-name="T1">r</text:span><text:span text:style-name="T1">e</text:span><text:span text:style-name="T1">.</text:span><text:span text:style-name="T1">I</text:span><text:span text:style-name="T1">n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8" draw:id="id8" draw:layer="layout" svg:width="6.923cm" svg:height="0.962cm" svg:x="4.56cm" svg:y="11.733cm">
          <text:p text:style-name="P8"><text:span text:style-name="T1">I</text:span><text:span text:style-name="T1">n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t</text:span><text:span text:style-name="T1">o</text:span><text:span text:style-name="T1">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2.529cm" svg:y="11.735cm">
          <text:p text:style-name="P8"><text:span text:style-name="T14">c</text:span><text:span text:style-name="T14">l</text:span><text:span text:style-name="T14">a</text:span><text:span text:style-name="T14">s</text:span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10.509cm" svg:height="0.962cm" svg:x="6.483cm" svg:y="21.745cm">
          <draw:glue-point draw:id="4" svg:x="4.168cm" svg:y="-4.927cm" draw:escape-direction="up"/>
          <draw:glue-point draw:id="5" svg:x="4.283cm" svg:y="-4.979cm"/>
          <draw:glue-point draw:id="6" svg:x="4.388cm" svg:y="-4.979cm"/>
          <draw:glue-point draw:id="7" svg:x="4.476cm" svg:y="-4.927cm"/>
          <draw:glue-point draw:id="8" svg:x="4.553cm" svg:y="-4.875cm"/>
          <text:p text:style-name="P8"><text:span text:style-name="T1">IEventSt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875cm" svg:height="0.962cm" svg:x="2.609cm" svg:y="21.745cm">
          <text:p text:style-name="P8"><text:span text:style-name="T14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38cm" svg:height="1.355cm" svg:x="2.608cm" svg:y="28.239cm">
          <text:p text:style-name="P4"><text:span text:style-name="T7">void</text:span><text:span text:style-name="T5"> </text:span><text:span text:style-name="T4">UnsubscribeFromEventAdded</text:span><text:span text:style-name="T3">(</text:span><text:span text:style-name="T9">Func</text:span><text:span text:style-name="T3">&lt;</text:span><text:span text:style-name="T6">IEvent</text:span><text:span text:style-name="T3">, </text:span><text:span text:style-name="T6">Task</text:span><text:span text:style-name="T3">&gt; handler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38cm" svg:height="1.355cm" svg:x="2.608cm" svg:y="26.954cm">
          <text:p text:style-name="P4"><text:span text:style-name="T5">void </text:span><text:span text:style-name="T4">SubscribeToEventAdded</text:span><text:span text:style-name="T3">(</text:span><text:span text:style-name="T9">Func</text:span><text:span text:style-name="T3">&lt;</text:span><text:span text:style-name="T6">IEvent</text:span><text:span text:style-name="T3">, </text:span><text:span text:style-name="T6">Task</text:span><text:span text:style-name="T3">&gt; handler)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2.669cm" svg:y="9.552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13" draw:text-style-name="P1" draw:layer="layout" svg:width="11.288cm" svg:height="4.12cm" svg:x="14.005cm" svg:y="8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1.012cm" svg:height="2.142cm" svg:x="14.149cm" svg:y="8.861cm">
          <text:p text:style-name="P2"><text:span text:style-name="T1">CloudFabric.EventStore.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9" draw:id="id9" draw:layer="layout" svg:width="8.926cm" svg:height="0.962cm" svg:x="16.213cm" svg:y="11.754cm">
          <text:p text:style-name="P8"><text:span text:style-name="T1">PostgresqlEvent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075cm" svg:height="0.962cm" svg:x="14.138cm" svg:y="11.756cm">
          <text:p text:style-name="P8"><text:span text:style-name="T1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0.638cm" svg:height="0.625cm" svg:x="14.282cm" svg:y="9.573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15" draw:text-style-name="P1" draw:layer="layout" svg:width="11.636cm" svg:height="4.12cm" svg:x="25.673cm" svg:y="8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1.341cm" svg:height="2.142cm" svg:x="25.814cm" svg:y="8.859cm">
          <text:p text:style-name="P2"><text:span text:style-name="T1">CloudFabric.EventStore.Cosmos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9.32cm" svg:height="0.962cm" svg:x="27.835cm" svg:y="11.752cm">
          <text:p text:style-name="P8"><text:span text:style-name="T1">CosmosDbEvent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031cm" svg:height="0.962cm" svg:x="25.804cm" svg:y="11.754cm">
          <text:p text:style-name="P8"><text:span text:style-name="T1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0.625cm" svg:height="0.625cm" svg:x="25.944cm" svg:y="9.571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10" draw:text-style-name="P8" draw:layer="layout" svg:width="8.373cm" svg:height="0.962cm" svg:x="20.773cm" svg:y="21.741cm">
          <text:p text:style-name="P8"><text:span text:style-name="T1">IEv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979cm" svg:height="0.962cm" svg:x="17.794cm" svg:y="21.741cm">
          <text:p text:style-name="P8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9.333cm" svg:height="0.962cm" svg:x="19.811cm" svg:y="24.645cm">
          <text:p text:style-name="P8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19cm" svg:height="0.962cm" svg:x="17.792cm" svg:y="24.645cm">
          <text:p text:style-name="P8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693cm" svg:height="0.962cm" svg:x="20.455cm" svg:y="27.694cm">
          <text:p text:style-name="P8"><text:span text:style-name="T1">EventStream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676cm" svg:height="0.962cm" svg:x="17.78cm" svg:y="27.694cm">
          <text:p text:style-name="P8"><text:span text:style-name="T1">class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2.687cm" svg:y="19.369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17" draw:text-style-name="P1" draw:layer="layout" svg:width="37.267cm" svg:height="37.003cm" svg:x="44.736cm" svg:y="18.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8.261cm" svg:height="2.142cm" svg:x="45.001cm" svg:y="18.766cm">
          <text:p text:style-name="P2"><text:span text:style-name="T1">CloudFabric.Projections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19" draw:text-style-name="P11" draw:layer="layout" svg:width="13.12cm" svg:height="1.355cm" svg:x="45.085cm" svg:y="47.766cm">
            <text:p text:style-name="P10"><text:span text:style-name="T15">Task </text:span><text:span text:style-name="T16">StartAsync</text:span><text:span text:style-name="T17">(</text:span><text:span text:style-name="T18">string </text:span><text:span text:style-name="T17">instanceName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9.588cm" svg:height="0.962cm" svg:x="48.62cm" svg:y="46.803cm">
            <text:p text:style-name="P8"><text:span text:style-name="T1">IEventsObserv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536cm" svg:height="0.988cm" svg:x="45.086cm" svg:y="46.803cm">
            <text:p text:style-name="P12"><text:span text:style-name="T19">interfac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3.119cm" svg:height="1.355cm" svg:x="45.08cm" svg:y="49.12cm">
            <text:p text:style-name="P13"><text:span text:style-name="T15">Task </text:span><text:span text:style-name="T16">StopAsync</text:span><text:span text:style-name="T17">();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13.12cm" svg:height="1.355cm" svg:x="45.078cm" svg:y="50.472cm">
            <text:p text:style-name="P10"><text:span text:style-name="T18">void </text:span><text:span text:style-name="T16">SetEventHandler</text:span><text:span text:style-name="T17">(</text:span><text:span text:style-name="T20">Func</text:span><text:span text:style-name="T17">&lt;</text:span><text:span text:style-name="T15">IEvent</text:span><text:span text:style-name="T17">, </text:span><text:span text:style-name="T15">Task</text:span><text:span text:style-name="T17">&lt;</text:span><text:span text:style-name="T18">bool</text:span><text:span text:style-name="T17">&gt;&gt; eventHandler);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9" draw:layer="layout" svg:width="0.625cm" svg:height="0.625cm" svg:x="45.36cm" svg:y="19.523cm">
          <draw:image xlink:href="Pictures/100000010000020000000200B77114A85222780D.png" xlink:type="simple" xlink:show="embed" xlink:actuate="onLoad" draw:mime-type="image/png">
            <text:p/>
          </draw:image>
        </draw:frame>
        <draw:g xml:id="id4" draw:id="id4">
          <draw:custom-shape draw:style-name="gr21" draw:text-style-name="P11" draw:layer="layout" svg:width="14.464cm" svg:height="1.355cm" svg:x="50.257cm" svg:y="23.477cm">
            <text:p text:style-name="P10"><text:span text:style-name="T15">Task </text:span><text:span text:style-name="T21">On</text:span><text:span text:style-name="T17">(</text:span><text:span text:style-name="T15">TEvent </text:span><text:span text:style-name="T17">@event)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10.57cm" svg:height="0.988cm" svg:x="54.155cm" svg:y="22.514cm">
            <text:p text:style-name="P12"><text:span text:style-name="T19">IHandleEvent&lt;TEvent&gt;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898cm" svg:height="0.988cm" svg:x="50.258cm" svg:y="22.514cm">
            <text:p text:style-name="P12"><text:span text:style-name="T19">interface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0" draw:text-style-name="P8" draw:layer="layout" svg:width="7.858cm" svg:height="0.962cm" svg:x="48.962cm" svg:y="28.38cm">
            <text:p text:style-name="P8"><text:span text:style-name="T1">ProjectionDocumen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.112cm" svg:height="0.988cm" svg:x="46.849cm" svg:y="28.38cm">
            <text:p text:style-name="P12"><text:span text:style-name="T19">clas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9.969cm" svg:height="1.355cm" svg:x="46.848cm" svg:y="30.697cm">
            <text:p text:style-name="P4"><text:span text:style-name="T5">public string</text:span><text:span text:style-name="T22">? </text:span><text:span text:style-name="T12">PartitionKey </text:span><text:span text:style-name="T3">{ </text:span><text:span text:style-name="T4">get</text:span><text:span text:style-name="T3">; </text:span><text:span text:style-name="T4">set</text:span><text:span text:style-name="T3">; }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9.969cm" svg:height="1.355cm" svg:x="46.848cm" svg:y="29.343cm">
            <text:p text:style-name="P4"><text:span text:style-name="T5">string</text:span><text:span text:style-name="T22">? </text:span><text:span text:style-name="T12">Id </text:span><text:span text:style-name="T3">{ </text:span><text:span text:style-name="T4">get</text:span><text:span text:style-name="T3">; </text:span><text:span text:style-name="T4">set</text:span><text:span text:style-name="T3">; }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-1.716cm" svg:y="-4.991cm" draw:escape-direction="up"/>
          <draw:glue-point draw:id="5" svg:x="-1.269cm" svg:y="-5cm"/>
          <draw:glue-point draw:id="6" svg:x="-1.999cm" svg:y="-5cm" draw:escape-direction="up"/>
          <draw:glue-point draw:id="7" svg:x="-1.447cm" svg:y="-5cm" draw:escape-direction="up"/>
          <draw:glue-point draw:id="8" svg:x="-4.995cm" svg:y="-4.713cm" draw:escape-direction="left"/>
          <draw:custom-shape draw:style-name="gr10" draw:text-style-name="P15" draw:layer="layout" svg:width="11.874cm" svg:height="0.988cm" svg:x="61.883cm" svg:y="29.739cm">
            <text:p text:style-name="P15"><text:span text:style-name="T23">ProjectionBuilder</text:span><text:span text:style-name="T24">&lt;</text:span><text:span text:style-name="T23">TDocument</text:span><text:span text:style-name="T24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2.141cm" svg:height="0.988cm" svg:x="59.742cm" svg:y="29.739cm">
            <text:p text:style-name="P12"><text:span text:style-name="T19">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14.007cm" svg:height="1.355cm" svg:x="59.741cm" svg:y="34.419cm">
            <text:p text:style-name="P10"><text:span text:style-name="T6">IProjectionRepository</text:span><text:span text:style-name="T3">&lt;</text:span><text:span text:style-name="T6">TDocument</text:span><text:span text:style-name="T3">&gt; </text:span><text:span text:style-name="T12">Repository </text:span><text:span text:style-name="T3">{ </text:span><text:span text:style-name="T4">get</text:span><text:span text:style-name="T3">; }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1cm" svg:y="33.065cm">
            <text:p text:style-name="P10"><text:span text:style-name="T6">HashSet</text:span><text:span text:style-name="T3">&lt;</text:span><text:span text:style-name="T6">Type</text:span><text:span text:style-name="T3">&gt; </text:span><text:span text:style-name="T12">HandledEventTypes </text:span><text:span text:style-name="T3">{ </text:span><text:span text:style-name="T4">get</text:span><text:span text:style-name="T3">; }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4.019cm" svg:height="0.988cm" svg:x="59.741cm" svg:y="30.725cm">
            <text:p text:style-name="P16"><text:span text:style-name="T25"><text:s text:c="2"/></text:span><text:span text:style-name="T25">where </text:span><text:span text:style-name="T23">TDocument </text:span><text:span text:style-name="T26">: </text:span><text:span text:style-name="T23">ProjectionDocu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14.007cm" svg:height="1.355cm" svg:x="59.741cm" svg:y="37.121cm">
            <text:p text:style-name="P10"><text:span text:style-name="T6">Task </text:span><text:span text:style-name="T4">ApplyEvents</text:span><text:span text:style-name="T3">(</text:span><text:span text:style-name="T6">List</text:span><text:span text:style-name="T3">&lt;</text:span><text:span text:style-name="T6">IEvent</text:span><text:span text:style-name="T3">&gt; events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1cm" svg:y="35.767cm">
            <text:p text:style-name="P10"><text:span text:style-name="T6">Task </text:span><text:span text:style-name="T4">ApplyEvent</text:span><text:span text:style-name="T3">(</text:span><text:span text:style-name="T6">IEvent </text:span><text:span text:style-name="T3">@event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1cm" svg:y="31.713cm">
            <text:p text:style-name="P10"><text:span text:style-name="T6">ProjectionBuilder</text:span><text:span text:style-name="T3">(</text:span><text:span text:style-name="T6">IProjectionRepository</text:span><text:span text:style-name="T3">&lt;</text:span><text:span text:style-name="T6">TDocument</text:span><text:span text:style-name="T3">&gt; repository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cm" svg:y="39.826cm">
            <text:p text:style-name="P10"><text:span text:style-name="T6">Task </text:span><text:span text:style-name="T4">UpdateDocument</text:span><text:span text:style-name="T3">(</text:span><text:span text:style-name="T9">Guid </text:span><text:span text:style-name="T3">id, </text:span><text:span text:style-name="T9">Action</text:span><text:span text:style-name="T3">&lt;</text:span><text:span text:style-name="T6">TDocument</text:span><text:span text:style-name="T3">&gt; callback, </text:span><text:span text:style-name="T9">Action</text:span><text:span text:style-name="T22">? </text:span><text:span text:style-name="T3">documentNotFound = </text:span><text:span text:style-name="T5">null</text:span><text:span text:style-name="T3">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cm" svg:y="38.472cm">
            <text:p text:style-name="P10"><text:span text:style-name="T6">Task </text:span><text:span text:style-name="T4">UpsertDocument</text:span><text:span text:style-name="T3">(</text:span><text:span text:style-name="T6">TDocument </text:span><text:span text:style-name="T3">document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cm" svg:y="42.528cm">
            <text:p text:style-name="P10"><text:span text:style-name="T6">Task </text:span><text:span text:style-name="T4">UpdateDocument</text:span><text:span text:style-name="T3">(</text:span><text:span text:style-name="T5">string </text:span><text:span text:style-name="T3">documentId, </text:span><text:span text:style-name="T9">Func</text:span><text:span text:style-name="T3">&lt;</text:span><text:span text:style-name="T6">TDocument</text:span><text:span text:style-name="T3">, </text:span><text:span text:style-name="T6">Task</text:span><text:span text:style-name="T3">&gt; callback, </text:span><text:span text:style-name="T9">Action</text:span><text:span text:style-name="T22">? </text:span><text:span text:style-name="T3">documentNotFound = </text:span><text:span text:style-name="T5">null</text:span><text:span text:style-name="T3">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cm" svg:y="41.174cm">
            <text:p text:style-name="P10"><text:span text:style-name="T6">Task </text:span><text:span text:style-name="T4">UpdateDocument</text:span><text:span text:style-name="T3">(</text:span><text:span text:style-name="T9">Guid </text:span><text:span text:style-name="T3">id, </text:span><text:span text:style-name="T9">Func</text:span><text:span text:style-name="T3">&lt;</text:span><text:span text:style-name="T6">TDocument</text:span><text:span text:style-name="T3">, </text:span><text:span text:style-name="T6">Task</text:span><text:span text:style-name="T3">&gt; callback, </text:span><text:span text:style-name="T9">Action</text:span><text:span text:style-name="T22">? </text:span><text:span text:style-name="T3">documentNotFound = </text:span><text:span text:style-name="T5">null</text:span><text:span text:style-name="T3">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9cm" svg:y="45.231cm">
            <text:p text:style-name="P10"><text:span text:style-name="T6">Task </text:span><text:span text:style-name="T11">DeleteDocument</text:span><text:span text:style-name="T3">(</text:span><text:span text:style-name="T9">Guid </text:span><text:span text:style-name="T3">id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14.007cm" svg:height="1.355cm" svg:x="59.749cm" svg:y="43.877cm">
            <text:p text:style-name="P10"><text:span text:style-name="T6">Task </text:span><text:span text:style-name="T11">UpdateDocuments</text:span><text:span text:style-name="T3">(</text:span><text:span text:style-name="T6">ProjectionQuery </text:span><text:span text:style-name="T3">query, </text:span><text:span text:style-name="T9">Action</text:span><text:span text:style-name="T3">&lt;</text:span><text:span text:style-name="T6">TDocument</text:span><text:span text:style-name="T3">&gt; callback)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" xml:id="id11" draw:id="id11" draw:layer="layout" svg:width="13.164cm" svg:height="5.479cm" svg:x="44.735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1.3cm" svg:height="2.142cm" svg:x="44.854cm" svg:y="8.832cm">
          <text:p text:style-name="P2"><text:span text:style-name="T1">CloudFabric.Projections.In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0.936cm" svg:height="0.962cm" svg:x="46.872cm" svg:y="11.731cm">
          <text:p text:style-name="P8"><text:span text:style-name="T1">InMemoryProjectionReposit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44.844cm" svg:y="11.727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45.146cm" svg:y="9.55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10" draw:text-style-name="P8" draw:layer="layout" svg:width="10.936cm" svg:height="0.962cm" svg:x="46.872cm" svg:y="13.104cm">
          <text:p text:style-name="P8"><text:span text:style-name="T1">InMemoryEventStoreEventOb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44.844cm" svg:y="13.1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xml:id="id12" draw:id="id12" draw:layer="layout" svg:width="13.16cm" svg:height="5.473cm" svg:x="58.232cm" svg:y="8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1.359cm" svg:height="2.142cm" svg:x="58.351cm" svg:y="8.829cm">
          <text:p text:style-name="P2"><text:span text:style-name="T1">CloudFabric.Projections.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0.936cm" svg:height="0.962cm" svg:x="60.369cm" svg:y="11.728cm">
          <text:p text:style-name="P8"><text:span text:style-name="T1">PostgresqlProjectionReposit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58.341cm" svg:y="11.724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58.643cm" svg:y="9.547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10" draw:text-style-name="P8" draw:layer="layout" svg:width="10.936cm" svg:height="0.962cm" svg:x="60.369cm" svg:y="13.101cm">
          <text:p text:style-name="P8"><text:span text:style-name="T1">PostgresqlEventStoreEventOb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58.341cm" svg:y="13.097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085cm" svg:height="6.826cm" svg:x="71.72cm" svg:y="8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11.453cm" svg:height="2.142cm" svg:x="71.839cm" svg:y="8.865cm">
          <text:p text:style-name="P2"><text:span text:style-name="T1">CloudFabric.Projections.Cosmos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4.852cm" svg:height="0.962cm" svg:x="73.857cm" svg:y="11.764cm">
          <text:p text:style-name="P8"><text:span text:style-name="T1">CosmosDbProjectionReposit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71.829cm" svg:y="11.76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72.131cm" svg:y="9.583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10" draw:text-style-name="P8" draw:layer="layout" svg:width="14.852cm" svg:height="0.962cm" svg:x="73.857cm" svg:y="13.137cm">
          <text:p text:style-name="P8"><text:span text:style-name="T1">CosmosDbEventStoreEventOb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71.829cm" svg:y="13.133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3" draw:id="id13" draw:layer="layout" svg:width="14.852cm" svg:height="0.962cm" svg:x="73.857cm" svg:y="14.46cm">
          <text:p text:style-name="P8"><text:span text:style-name="T1">CosmosDbEventStoreChangeFeedEventOb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71.829cm" svg:y="14.456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14" draw:id="id14" draw:layer="layout" svg:width="13.164cm" svg:height="4.157cm" svg:x="89.124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11.964cm" svg:height="2.142cm" svg:x="89.243cm" svg:y="8.899cm">
          <text:p text:style-name="P2"><text:span text:style-name="T1">CloudFabric.Projections.Azure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0.936cm" svg:height="0.962cm" svg:x="91.261cm" svg:y="11.798cm">
          <text:p text:style-name="P8"><text:span text:style-name="T1">AzureSearchProjectionReposit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89.233cm" svg:y="11.794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89.535cm" svg:y="9.617cm">
          <draw:image xlink:href="Pictures/100000010000020000000200B77114A85222780D.png" xlink:type="simple" xlink:show="embed" xlink:actuate="onLoad" draw:mime-type="image/png">
            <text:p/>
          </draw:image>
        </draw:frame>
        <draw:custom-shape draw:style-name="gr33" draw:text-style-name="P17" xml:id="id15" draw:id="id15" draw:layer="layout" svg:width="13.164cm" svg:height="4.157cm" svg:x="102.63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12.174cm" svg:height="2.142cm" svg:x="102.749cm" svg:y="8.883cm">
          <text:p text:style-name="P2"><text:span text:style-name="T1">CloudFabric.Projections.Elastic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10.936cm" svg:height="0.962cm" svg:x="104.767cm" svg:y="11.782cm">
          <text:p text:style-name="P8"><text:span text:style-name="T1">ElasticSearchProjectionReposit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031cm" svg:height="0.962cm" svg:x="102.739cm" svg:y="11.778cm">
          <text:p text:style-name="P8"><text:span text:style-name="T14">class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103.041cm" svg:y="9.601cm">
          <draw:image xlink:href="Pictures/100000010000020000000200B77114A85222780D.png" xlink:type="simple" xlink:show="embed" xlink:actuate="onLoad" draw:mime-type="image/png">
            <text:p/>
          </draw:image>
        </draw:frame>
        <draw:g xml:id="id3" draw:id="id3">
          <draw:glue-point draw:id="4" svg:x="0.159cm" svg:y="-5.001cm"/>
          <draw:glue-point draw:id="5" svg:x="0.316cm" svg:y="-5.001cm"/>
          <draw:glue-point draw:id="6" svg:x="0.476cm" svg:y="-4.997cm"/>
          <draw:glue-point draw:id="7" svg:x="0.318cm" svg:y="-5.001cm"/>
          <draw:glue-point draw:id="8" svg:x="0.304cm" svg:y="-4.989cm" draw:escape-direction="up"/>
          <draw:glue-point draw:id="9" svg:x="0.628cm" svg:y="-4.995cm"/>
          <draw:glue-point draw:id="10" svg:x="0.787cm" svg:y="-4.995cm"/>
          <draw:custom-shape draw:style-name="gr36" draw:text-style-name="P11" draw:layer="layout" svg:width="15.95cm" svg:height="1.355cm" svg:x="65.771cm" svg:y="21.507cm">
            <text:p text:style-name="P10"><text:span text:style-name="T6">Task</text:span><text:span text:style-name="T3">&lt;</text:span><text:span text:style-name="T6">TDocument</text:span><text:span text:style-name="T22">?</text:span><text:span text:style-name="T3">&gt; </text:span><text:span text:style-name="T4">Single</text:span><text:span text:style-name="T3">(</text:span><text:span text:style-name="T5">string </text:span><text:span text:style-name="T3">id)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12.05cm" svg:height="0.988cm" svg:x="69.668cm" svg:y="19.53cm">
            <text:p text:style-name="P19"><text:span text:style-name="T27">IProjectionRepository</text:span><text:span text:style-name="T28">&lt;</text:span><text:span text:style-name="T27">TDocument</text:span><text:span text:style-name="T28">&gt;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9cm" svg:height="0.988cm" svg:x="65.769cm" svg:y="19.53cm">
            <text:p text:style-name="P12"><text:span text:style-name="T19">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draw:layer="layout" svg:width="15.95cm" svg:height="1.355cm" svg:x="65.771cm" svg:y="22.86cm">
            <text:p text:style-name="P10"><text:span text:style-name="T6">Task </text:span><text:span text:style-name="T4">Upsert</text:span><text:span text:style-name="T3">(</text:span><text:span text:style-name="T6">TDocument </text:span><text:span text:style-name="T3">document);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.95cm" svg:height="1.355cm" svg:x="65.767cm" svg:y="24.218cm">
            <text:p text:style-name="P10"><text:span text:style-name="T6">Task </text:span><text:span text:style-name="T4">Delete</text:span><text:span text:style-name="T3">(</text:span><text:span text:style-name="T5">string </text:span><text:span text:style-name="T3">id);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.95cm" svg:height="1.355cm" svg:x="65.767cm" svg:y="25.571cm">
            <text:p text:style-name="P10"><text:span text:style-name="T6">Task </text:span><text:span text:style-name="T11">DeleteAll</text:span><text:span text:style-name="T3">();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.95cm" svg:height="1.355cm" svg:x="65.767cm" svg:y="26.923cm">
            <text:p text:style-name="P10"><text:span text:style-name="T6">Task</text:span><text:span text:style-name="T3">&lt;</text:span><text:span text:style-name="T6">IReadOnlyCollection</text:span><text:span text:style-name="T3">&lt;</text:span><text:span text:style-name="T6">TDocument</text:span><text:span text:style-name="T3">&gt;&gt; </text:span><text:span text:style-name="T4">Query</text:span><text:span text:style-name="T3">(</text:span><text:span text:style-name="T6">ProjectionQuery </text:span><text:span text:style-name="T3">projectionQuery)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15.949cm" svg:height="0.988cm" svg:x="65.769cm" svg:y="20.519cm">
            <text:p text:style-name="P16"><text:span text:style-name="T25"><text:s text:c="2"/></text:span><text:span text:style-name="T25">where </text:span><text:span text:style-name="T23">TDocument </text:span><text:span text:style-name="T26">: </text:span><text:span text:style-name="T23">ProjectionDocu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glue-point draw:id="4" svg:x="-5cm" svg:y="-4.383cm" draw:escape-direction="left"/>
          <draw:glue-point draw:id="5" svg:x="-0.108cm" svg:y="-5.001cm" draw:escape-direction="up"/>
          <draw:custom-shape draw:style-name="gr10" draw:text-style-name="P8" draw:layer="layout" svg:width="12.195cm" svg:height="0.962cm" svg:x="61.9cm" svg:y="47.541cm">
            <text:p text:style-name="P8"><text:span text:style-name="T1">ProjectionsEngin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.164cm" svg:height="0.988cm" svg:x="59.733cm" svg:y="47.541cm">
            <text:p text:style-name="P12"><text:span text:style-name="T19">clas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4.357cm" svg:height="1.355cm" svg:x="59.733cm" svg:y="49.858cm">
            <text:p text:style-name="P4"><text:span text:style-name="T6">Task</text:span><text:span text:style-name="T3">&lt;</text:span><text:span text:style-name="T5">bool</text:span><text:span text:style-name="T3">&gt; </text:span><text:span text:style-name="T4">HandleEvent</text:span><text:span text:style-name="T3">(</text:span><text:span text:style-name="T6">IEvent </text:span><text:span text:style-name="T3">@event)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4.357cm" svg:height="1.355cm" svg:x="59.733cm" svg:y="48.504cm">
            <text:p text:style-name="P4"><text:span text:style-name="T5">void </text:span><text:span text:style-name="T4">SetEventsObserver</text:span><text:span text:style-name="T3">(</text:span><text:span text:style-name="T6">IEventsObserver </text:span><text:span text:style-name="T3">eventsObserver)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4.357cm" svg:height="1.355cm" svg:x="59.733cm" svg:y="52.564cm">
            <text:p text:style-name="P4"><text:span text:style-name="T6">Task </text:span><text:span text:style-name="T4">StartAsync</text:span><text:span text:style-name="T3">(</text:span><text:span text:style-name="T5">string </text:span><text:span text:style-name="T3">instanceName)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4.357cm" svg:height="1.355cm" svg:x="59.733cm" svg:y="51.21cm">
            <text:p text:style-name="P4"><text:span text:style-name="T5">void </text:span><text:span text:style-name="T4">AddProjectionBuilder</text:span><text:span text:style-name="T3">(</text:span><text:span text:style-name="T6">IProjectionBuilder</text:span><text:span text:style-name="T3">&lt;</text:span><text:span text:style-name="T6">ProjectionDocument</text:span><text:span text:style-name="T3">&gt; projectionBuilder)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4.357cm" svg:height="1.355cm" svg:x="59.733cm" svg:y="53.92cm">
            <text:p text:style-name="P4"><text:span text:style-name="T22"><text:s/></text:span><text:span text:style-name="T6">Task </text:span><text:span text:style-name="T4">StopAsync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connector draw:style-name="gr39" draw:text-style-name="P20" draw:layer="layout" svg:x1="56.82cm" svg:y1="30.216cm" svg:x2="59.748cm" svg:y2="30.223cm" draw:start-shape="id1" draw:start-glue-point="1" draw:end-shape="id2" draw:end-glue-point="8" svg:d="M56820 30216h1460v7h1468" svg:viewBox="0 0 2929 8">
          <text:p/>
        </draw:connector>
        <draw:connector draw:style-name="gr40" draw:text-style-name="P20" draw:layer="layout" svg:x1="73.744cm" svg:y1="28.278cm" svg:x2="66.75cm" svg:y2="29.739cm" draw:start-shape="id3" draw:start-glue-point="2" draw:end-shape="id2" draw:end-glue-point="0" svg:d="M73744 28278v730h-6994v731" svg:viewBox="0 0 6995 1462">
          <text:p/>
        </draw:connector>
        <draw:connector draw:style-name="gr41" draw:text-style-name="P20" draw:layer="layout" draw:line-skew="0.283cm" svg:x1="57.491cm" svg:y1="24.832cm" svg:x2="64.971cm" svg:y2="29.739cm" draw:start-shape="id4" draw:start-glue-point="2" draw:end-shape="id2" draw:end-glue-point="5" svg:d="M57491 24832v2736h7480v2171" svg:viewBox="0 0 7481 4908">
          <text:p/>
        </draw:connector>
        <draw:connector draw:style-name="gr40" draw:text-style-name="P20" draw:layer="layout" svg:x1="66.75cm" svg:y1="46.586cm" svg:x2="66.759cm" svg:y2="47.541cm" draw:start-shape="id2" draw:start-glue-point="2" draw:end-shape="id5" draw:end-glue-point="5" svg:d="M66750 46586v477h9v478" svg:viewBox="0 0 10 956">
          <text:p/>
        </draw:connector>
        <draw:connector draw:style-name="gr40" draw:text-style-name="P20" draw:layer="layout" svg:x1="58.208cm" svg:y1="49.315cm" svg:x2="59.733cm" svg:y2="48.019cm" draw:start-shape="id6" draw:start-glue-point="1" draw:end-shape="id5" draw:end-glue-point="4" svg:d="M58208 49315h762v-1296h763" svg:viewBox="0 0 1526 1297">
          <text:p/>
        </draw:connector>
        <draw:connector draw:style-name="gr42" draw:text-style-name="P20" draw:layer="layout" svg:x1="16.117cm" svg:y1="21.753cm" svg:x2="8.021cm" svg:y2="12.695cm" draw:start-shape="id7" draw:start-glue-point="4" draw:end-shape="id8" draw:end-glue-point="2" svg:d="M16117 21753v-4533h-8096v-4525" svg:viewBox="0 0 8097 9059">
          <text:p/>
        </draw:connector>
        <draw:custom-shape draw:style-name="gr43" draw:text-style-name="P17" draw:layer="layout" svg:width="11.572cm" svg:height="8.637cm" svg:x="30.33cm" svg:y="18.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1.159cm" svg:height="2.142cm" svg:x="30.537cm" svg:y="18.663cm">
          <text:p text:style-name="P2"><text:span text:style-name="T1">CloudFabric.EventSourcing.Domain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625cm" svg:height="0.625cm" svg:x="30.611cm" svg:y="19.41cm">
          <draw:image xlink:href="Pictures/100000010000020000000200B77114A85222780D.png" xlink:type="simple" xlink:show="embed" xlink:actuate="onLoad" draw:mime-type="image/png">
            <text:p/>
          </draw:image>
        </draw:frame>
        <draw:g>
          <draw:custom-shape draw:style-name="gr10" draw:text-style-name="P8" draw:layer="layout" svg:width="7.858cm" svg:height="0.962cm" svg:x="32.631cm" svg:y="21.824cm">
            <text:p text:style-name="P8"><text:span text:style-name="T1">AggregateBas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.112cm" svg:height="0.988cm" svg:x="30.518cm" svg:y="21.824cm">
            <text:p text:style-name="P12"><text:span text:style-name="T19">clas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9.969cm" svg:height="1.355cm" svg:x="30.517cm" svg:y="24.141cm">
            <text:p text:style-name="P4"><text:span text:style-name="T5">int </text:span><text:span text:style-name="T12">Version </text:span><text:span text:style-name="T3">{ </text:span><text:span text:style-name="T4">get</text:span><text:span text:style-name="T3">; </text:span><text:span text:style-name="T5">internal </text:span><text:span text:style-name="T4">set</text:span><text:span text:style-name="T3">; }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9.969cm" svg:height="1.355cm" svg:x="30.517cm" svg:y="22.787cm">
            <text:p text:style-name="P4"><text:span text:style-name="T6">AggregateBase</text:span><text:span text:style-name="T3">(</text:span><text:span text:style-name="T6">IEnumerable</text:span><text:span text:style-name="T3">&lt;</text:span><text:span text:style-name="T6">IEvent</text:span><text:span text:style-name="T3">&gt; events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9.969cm" svg:height="1.355cm" svg:x="30.517cm" svg:y="25.498cm">
            <text:p text:style-name="P4"><text:span text:style-name="T5">public </text:span><text:span text:style-name="T6">List</text:span><text:span text:style-name="T3">&lt;</text:span><text:span text:style-name="T6">IEvent</text:span><text:span text:style-name="T3">&gt; </text:span><text:span text:style-name="T12">UncommittedEvents </text:span><text:span text:style-name="T3">{ </text:span><text:span text:style-name="T4">get</text:span><text:span text:style-name="T3">; </text:span><text:span text:style-name="T11">protected set; </text:span><text:span text:style-name="T3">}</text:span></text:p>
            <draw:enhanced-geometry svg:viewBox="0 0 21600 21600" draw:type="rectangle" draw:enhanced-path="M 0 0 L 21600 0 21600 21600 0 21600 0 0 Z N"/>
          </draw:custom-shape>
        </draw:g>
        <draw:connector draw:style-name="gr42" draw:text-style-name="P20" draw:layer="layout" draw:line-skew="-0.126cm" svg:x1="16.238cm" svg:y1="21.748cm" svg:x2="20.676cm" svg:y2="12.716cm" draw:start-shape="id7" draw:start-glue-point="5" draw:end-shape="id9" draw:end-glue-point="2" svg:d="M16238 21748v-4643h4438v-4389" svg:viewBox="0 0 4439 9033">
          <text:p/>
        </draw:connector>
        <draw:connector draw:style-name="gr42" draw:text-style-name="P20" draw:layer="layout" svg:x1="16.348cm" svg:y1="21.748cm" svg:x2="32.495cm" svg:y2="12.714cm" draw:start-shape="id7" draw:start-glue-point="6" draw:end-shape="id10" draw:end-glue-point="2" svg:d="M16348 21748v-4518h16147v-4516" svg:viewBox="0 0 16148 9035">
          <text:p/>
        </draw:connector>
        <draw:custom-shape draw:style-name="gr45" draw:text-style-name="P22" draw:layer="layout" svg:width="47.137cm" svg:height="4.436cm" svg:x="1.831cm" svg:y="2.158cm">
          <text:p text:style-name="P21"><text:span text:style-name="T29">CloudFabric.EventSourcing </text:span><text:span text:style-name="T29">library and it’s packages</text:span></text:p>
          <draw:enhanced-geometry svg:viewBox="0 0 21600 21600" draw:type="rectangle" draw:enhanced-path="M 0 0 L 21600 0 21600 21600 0 21600 0 0 Z N"/>
        </draw:custom-shape>
        <draw:connector draw:style-name="gr42" draw:text-style-name="P20" draw:layer="layout" draw:line-skew="-0.673cm" svg:x1="73.997cm" svg:y1="19.53cm" svg:x2="51.317cm" svg:y2="14.178cm" draw:start-shape="id3" draw:start-glue-point="4" draw:end-shape="id11" draw:end-glue-point="2" svg:d="M73997 19530v-3349h-22680v-2003" svg:viewBox="0 0 22681 5353">
          <text:p/>
        </draw:connector>
        <draw:connector draw:style-name="gr42" draw:text-style-name="P20" draw:layer="layout" draw:line-skew="-0.974cm" svg:x1="74.229cm" svg:y1="19.54cm" svg:x2="64.812cm" svg:y2="14.169cm" draw:start-shape="id3" draw:start-glue-point="8" draw:end-shape="id12" draw:end-glue-point="2" svg:d="M74229 19540v-3665h-9417v-1706" svg:viewBox="0 0 9418 5372">
          <text:p/>
        </draw:connector>
        <draw:connector draw:style-name="gr42" draw:text-style-name="P20" draw:layer="layout" draw:line-skew="-1.56cm" svg:x1="74.503cm" svg:y1="19.533cm" svg:x2="81.283cm" svg:y2="15.422cm" draw:start-shape="id3" draw:start-glue-point="6" draw:end-shape="id13" draw:end-glue-point="2" svg:d="M74503 19533v-3617h6780v-494" svg:viewBox="0 0 6781 4112">
          <text:p/>
        </draw:connector>
        <draw:connector draw:style-name="gr42" draw:text-style-name="P20" draw:layer="layout" svg:x1="74.745cm" svg:y1="19.535cm" svg:x2="95.706cm" svg:y2="12.923cm" draw:start-shape="id3" draw:start-glue-point="9" draw:end-shape="id14" svg:d="M74745 19535v-3309h20961v-3303" svg:viewBox="0 0 20962 6613">
          <text:p/>
        </draw:connector>
        <draw:connector draw:style-name="gr42" draw:text-style-name="P20" draw:layer="layout" draw:line-skew="0.335cm" svg:x1="74.999cm" svg:y1="19.535cm" svg:x2="109.212cm" svg:y2="12.907cm" draw:start-shape="id3" draw:start-glue-point="10" draw:end-shape="id15" svg:d="M74999 19535v-2982h34213v-3646" svg:viewBox="0 0 34214 662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askaydiaCove Nerd Font Mono" svg:font-family="'CaskaydiaCove Nerd Font Mono'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modern" style:font-pitch="variable"/>
    <style:font-face style:name="jetbrains mono" svg:font-family="'jetbrains mono'" style:font-pitch="variable"/>
    <style:font-face style:name="jetbrains mono1" svg:font-family="'jetbrains mono'"/>
    <style:font-face style:name="jetbrains mono2" svg:font-family="'jetbrains mono'" style:font-family-generic="moder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" draw:display-name="Стили стрелок 3" svg:viewBox="0 0 20 40" svg:d="M0 40l10-40 10 40z"/>
    <draw:marker draw:name="Стили_20_стрелок_20_6" draw:display-name="Стили стрелок 6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Стили_20_стрелок_20_7" draw:display-name="Стили стрелок 7" svg:viewBox="0 0 3000 3000" svg:d="M1500 0l1500 3000h-3000zM1500 447l-1176 2353h2353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Шрифт_20_-_20_Название_20_класса" style:display-name="Шрифт - Название класса" style:family="graphic" style:parent-style-name="standard">
      <style:graphic-properties svg:stroke-color="#999999" draw:fill-color="#dddddd" draw:textarea-horizontal-align="justify" draw:textarea-vertical-align="middle" draw:auto-grow-height="false" fo:min-height="1.105cm" fo:min-width="13.88cm">
        <text:list-style style:name="Шрифт_20_-_20_Название_20_класса" style:display-name="Шрифт - Название класса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6b2fba" loext:opacity="100%" style:text-outline="false" style:text-line-through-style="none" style:text-line-through-type="none" style:text-position="0% 100%" style:font-name="JetBrains Mono1" fo:font-family="'JetBrains Mono'" style:font-family-generic="modern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family-asian="'JetBrains Mono'" style:font-family-generic-asian="modern" style:font-size-asian="10.5pt" style:language-asian="zh" style:country-asian="CN" style:font-style-asian="normal" style:font-weight-asian="normal" style:font-name-complex="JetBrains Mono1" style:font-family-complex="'JetBrains Mono'" style:font-family-generic-complex="modern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lassName" style:family="graphic" style:parent-style-name="standard">
      <style:graphic-properties draw:stroke="solid" svg:stroke-width="0cm" svg:stroke-color="#999999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ClassNa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b2fba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lassKeyword" style:family="graphic" style:parent-style-name="standard">
      <style:graphic-properties svg:stroke-color="#999999" draw:fill-color="#ffffff" fo:min-height="0cm" fo:min-width="0cm"/>
      <style:text-properties fo:color="#0f54d6" loext:opacity="100%"/>
    </style:style>
  </office:styles>
  <office:automatic-styles>
    <style:page-layout style:name="PM0">
      <style:page-layout-properties fo:margin-top="1cm" fo:margin-bottom="1cm" fo:margin-left="1cm" fo:margin-right="1cm" fo:page-width="150cm" fo:page-height="1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8T12:02:00.355865764</meta:creation-date>
    <dc:date>2022-07-01T21:29:15.777989642</dc:date>
    <meta:editing-duration>P2DT51M26S</meta:editing-duration>
    <meta:editing-cycles>5</meta:editing-cycles>
    <meta:generator>LibreOffice/7.3.4.2$Linux_X86_64 LibreOffice_project/30$Build-2</meta:generator>
    <meta:document-statistic meta:object-count="141"/>
  </office:meta>
</office:document-meta>
</file>